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s detected by Java rules:</text:p>
      <text:p text:style-name="Standard"/>
      <text:p text:style-name="Preformatted_20_Text">A comma , but with too much whitespace.</text:p>
      <text:p text:style-name="Preformatted_20_Text">Too many dots..</text:p>
      <text:p text:style-name="Preformatted_20_Text">Incorrect whitespace ( spaces ) at parentheses.</text:p>
      <text:p text:style-name="Preformatted_20_Text">a sentence should start with an uppercase letter.</text:p>
      <text:p text:style-name="Preformatted_20_Text">Repetition: I i am not repeating myself.</text:p>
      <text:p text:style-name="Preformatted_20_Text">A hour ago.</text:p>
      <text:p text:style-name="Preformatted_20_Text">At an university.</text:p>
      <text:p text:style-name="Preformatted_20_Text"/>
      <text:p text:style-name="Standard">Errors detected by patterns (see rules/en/grammar.xml):</text:p>
      <text:p text:style-name="Standard"/>
      <text:p text:style-name="Preformatted_20_Text">Because to much snow was on it.</text:p>
      <text:p text:style-name="Preformatted_20_Text">I can give you more a detailed description of what's necessary.</text:p>
      <text:p text:style-name="Preformatted_20_Text">Some would think you a fortunate man.</text:p>
      <text:p text:style-name="Preformatted_20_Text">Yes it is, to a certain extend.</text:p>
      <text:p text:style-name="Preformatted_20_Text">Now, this is were my ignorance sets in.</text:p>
      <text:p text:style-name="Preformatted_20_Text">Type in one ore more words.</text:p>
      <text:p text:style-name="Preformatted_20_Text">The trash folder is the only on for me that works.</text:p>
      <text:p text:style-name="Preformatted_20_Text">He noticed that their is a new test.</text:p>
      <text:p text:style-name="Preformatted_20_Text">I a not sure.</text:p>
      <text:p text:style-name="Preformatted_20_Text">Ah, I new you would say that.</text:p>
      <text:p text:style-name="Preformatted_20_Text">Please not that saying "Open Source" does not mean very much.</text:p>
      <text:p text:style-name="Preformatted_20_Text">I'm nut sure.</text:p>
      <text:p text:style-name="Preformatted_20_Text">We think it helps finding bottlenecks and so one.</text:p>
      <text:p text:style-name="Preformatted_20_Text">Or we just through away all bugs.</text:p>
      <text:p text:style-name="Preformatted_20_Text">Or way that a very recent change in Qt?</text:p>
      <text:p text:style-name="Preformatted_20_Text">Thanks for the responds.</text:p>
      <text:p text:style-name="Preformatted_20_Text">It's the only part of KDE I know off that uses automasking.</text:p>
      <text:p text:style-name="Preformatted_20_Text">Please don't us dispose.</text:p>
      <text:p text:style-name="Preformatted_20_Text">I thing that's a good idea.</text:p>
      <text:p text:style-name="Preformatted_20_Text">Were are in the process of implementing this.</text:p>
      <text:p text:style-name="Preformatted_20_Text">...which is wasn't the last day.</text:p>
      <text:p text:style-name="Preformatted_20_Text">Thanks again fore your help.</text:p>
      <text:p text:style-name="Preformatted_20_Text">It's less controversial then one would think.</text:p>
      <text:p text:style-name="Preformatted_20_Text">How to add equal values and than replace them with their sum?</text:p>
      <text:p text:style-name="Preformatted_20_Text">The a thing is this.</text:p>
      <text:p text:style-name="Preformatted_20_Text">Of cause all these things are relative.</text:p>
      <text:p text:style-name="Preformatted_20_Text">Single Clicking rather then Double Clicking</text:p>
      <text:p text:style-name="Preformatted_20_Text">Although I must admit when I look ate the paperback...</text:p>
      <text:p text:style-name="Preformatted_20_Text">This is a know problem.</text:p>
      <text:p text:style-name="Preformatted_20_Text">Something that my be interesting...</text:p>
      <text:p text:style-name="Preformatted_20_Text">This will be a much work.</text:p>
      <text:p text:style-name="Preformatted_20_Text">Kyoto is the most oldest city.</text:p>
      <text:p text:style-name="Preformatted_20_Text">I definitely think is should be less than four years.</text:p>
      <text:p text:style-name="Preformatted_20_Text">I should of known that right from the start.</text:p>
      <text:p text:style-name="Preformatted_20_Text">I have been out with the flew for the past 3 days.</text:p>
      <text:p text:style-name="Preformatted_20_Text">This house is as big than mine.</text:p>
      <text:p text:style-name="Preformatted_20_Text">This box contains as much like possible.</text:p>
      <text:p text:style-name="Preformatted_20_Text">You can not use the keyboard to select an item.</text:p>
      <text:p text:style-name="Preformatted_20_Text">I cant view PDF files in Explorer.</text:p>
      <text:p text:style-name="Preformatted_20_Text">The tagger will return more then one tag.</text:p>
      <text:p text:style-name="Preformatted_20_Text">Its where people walk around.</text:p>
      <text:p text:style-name="Preformatted_20_Text">Its a good opportunity.</text:p>
      <text:p text:style-name="Preformatted_20_Text">There no will be a park.</text:p>
      <text:p text:style-name="Preformatted_20_Text">There's no a new building.</text:p>
      <text:p text:style-name="P1">No is the right ti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dc:title>English LanguageTool error examples</dc:title>
    <meta:creation-date>2005-12-04T18:11:30</meta:creation-date>
    <dc:date>2006-01-01T23:39:12</dc:date>
    <dc:language>en-GB</dc:language>
    <meta:editing-cycles>8</meta:editing-cycles>
    <meta:editing-duration>PT26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4" meta:word-count="373" meta:character-count="1931"/>
  </office:meta>
</office:document-meta>
</file>